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DB78AC0255EC93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29cm" fo:min-width="1.52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gr4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38cm" fo:min-width="1.387cm" fo:padding-top="0.1cm" fo:padding-bottom="0.1cm" fo:padding-left="0.1cm" fo:padding-right="0.1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DB78AC0255EC93EC.png" xlink:type="simple" xlink:show="embed" xlink:actuate="onLoad">
            <text:p/>
          </draw:image>
        </draw:frame>
        <draw:custom-shape draw:style-name="gr2" draw:text-style-name="P2" draw:layer="layout" svg:width="2.433cm" svg:height="1.453cm" draw:transform="rotate (0.342957198016886) translate (15.731cm 9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483cm" svg:y="4.109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1561.4550095724 576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2.243cm" svg:height="1.466cm" draw:transform="rotate (1.30236468783817) translate (14.523cm 12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48cm" svg:y="4.11cm">
          <text:p text:style-name="P1"><text:span text:style-name="T1"/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5597.4473516273 71632.983508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8-29T17:32:43.178177303</dc:date>
    <meta:editing-duration>PT8M7S</meta:editing-duration>
    <meta:editing-cycles>2</meta:editing-cycles>
    <meta:generator>LibreOffice/5.4.5.1$MacOSX_X86_64 LibreOffice_project/79c9829dd5d8054ec39a82dc51cd9eff340dbee8</meta:generator>
    <meta:document-statistic meta:object-count="5"/>
  </office:meta>
</office:document-meta>
</file>